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602in"/>
    </style:style>
    <style:style style:name="co2" style:family="table-column">
      <style:table-column-properties fo:break-before="auto" style:column-width="2.1709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mbedding-api-results" table:style-name="ta1">
        <table:shapes>
          <draw:frame draw:z-index="0" draw:style-name="gr1" draw:text-style-name="P1" svg:width="6.2988in" svg:height="3.5429in" svg:x="2.8921in" svg:y="2.2874in">
            <draw:object draw:notify-on-update-of-ranges="'embedding-api-results'.B1:'embedding-api-results'.B1 'embedding-api-results'.B2:'embedding-api-results'.B11 'embedding-api-results'.C1:'embedding-api-results'.C1 'embedding-api-results'.C2:'embedding-api-results'.C11 'embedding-api-results'.D1:'embedding-api-results'.D1 'embedding-api-results'.D2:'embedding-api-results'.D11 'embedding-api-results'.E1:'embedding-api-results'.E1 'embedding-api-results'.E2:'embedding-api-results'.E11 'embedding-api-results'.F1:'embedding-api-results'.F1 'embedding-api-results'.F2:'embedding-api-results'.F11 'embedding-api-results'.G1:'embedding-api-results'.G1 'embedding-api-results'.G2:'embedding-api-results'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ntence</text:p>
          </table:table-cell>
          <table:table-cell office:value-type="string" calcext:value-type="string">
            <text:p>direct_polish</text:p>
          </table:table-cell>
          <table:table-cell office:value-type="string" calcext:value-type="string">
            <text:p>direct_english</text:p>
          </table:table-cell>
          <table:table-cell office:value-type="string" calcext:value-type="string">
            <text:p>polish_modified</text:p>
          </table:table-cell>
          <table:table-cell office:value-type="string" calcext:value-type="string">
            <text:p>english_modified</text:p>
          </table:table-cell>
          <table:table-cell office:value-type="string" calcext:value-type="string">
            <text:p>polish_to_english</text:p>
          </table:table-cell>
          <table:table-cell office:value-type="string" calcext:value-type="string">
            <text:p>english_to_polish</text:p>
          </table:table-cell>
          <table:table-cell/>
        </table:table-row>
        <table:table-row table:style-name="ro1">
          <table:table-cell office:value-type="string" calcext:value-type="string">
            <text:p>Szybki brązowy lis przeskakuje nad leniwym psem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10116" calcext:value-type="float">
            <text:p>0.9710116</text:p>
          </table:table-cell>
          <table:table-cell office:value-type="float" office:value="0.9588318" calcext:value-type="float">
            <text:p>0.9588318</text:p>
          </table:table-cell>
          <table:table-cell table:number-columns-repeated="2" office:value-type="float" office:value="0.02603647" calcext:value-type="float">
            <text:p>0.02603647</text:p>
          </table:table-cell>
          <table:table-cell/>
        </table:table-row>
        <table:table-row table:style-name="ro1">
          <table:table-cell office:value-type="string" calcext:value-type="string">
            <text:p>Uczenie maszynowe to gałąź sztucznej inteligencji.</text:p>
          </table:table-cell>
          <table:table-cell table:number-columns-repeated="2" office:value-type="float" office:value="1.0000001" calcext:value-type="float">
            <text:p>1.0000001</text:p>
          </table:table-cell>
          <table:table-cell office:value-type="float" office:value="0.9686935" calcext:value-type="float">
            <text:p>0.9686935</text:p>
          </table:table-cell>
          <table:table-cell office:value-type="float" office:value="0.9187345" calcext:value-type="float">
            <text:p>0.9187345</text:p>
          </table:table-cell>
          <table:table-cell table:number-columns-repeated="2" office:value-type="float" office:value="0.2353598" calcext:value-type="float">
            <text:p>0.2353598</text:p>
          </table:table-cell>
          <table:table-cell/>
        </table:table-row>
        <table:table-row table:style-name="ro1">
          <table:table-cell office:value-type="string" calcext:value-type="string">
            <text:p>Lubię grać w tenisa i pływać latem.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0.7476695" calcext:value-type="float">
            <text:p>0.7476695</text:p>
          </table:table-cell>
          <table:table-cell office:value-type="float" office:value="0.96090704" calcext:value-type="float">
            <text:p>0.96090704</text:p>
          </table:table-cell>
          <table:table-cell table:number-columns-repeated="2" office:value-type="float" office:value="-0.007698354" calcext:value-type="float">
            <text:p>-0.007698354</text:p>
          </table:table-cell>
          <table:table-cell/>
        </table:table-row>
        <table:table-row table:style-name="ro1">
          <table:table-cell office:value-type="string" calcext:value-type="string">
            <text:p>Koncert był niesamowity</text:p>
          </table:table-cell>
          <table:table-cell office:value-type="string" calcext:value-type="string">
            <text:p><text:s/>zespół zagrał wyjątkowo dobrze.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0.99999994" calcext:value-type="float">
            <text:p>0.99999994</text:p>
          </table:table-cell>
          <table:table-cell office:value-type="float" office:value="0.8119613" calcext:value-type="float">
            <text:p>0.8119613</text:p>
          </table:table-cell>
          <table:table-cell office:value-type="float" office:value="0.9923155" calcext:value-type="float">
            <text:p>0.9923155</text:p>
          </table:table-cell>
          <table:table-cell table:number-columns-repeated="2" office:value-type="float" office:value="0.06943755" calcext:value-type="float">
            <text:p>0.06943755</text:p>
          </table:table-cell>
        </table:table-row>
        <table:table-row table:style-name="ro1">
          <table:table-cell office:value-type="string" calcext:value-type="string">
            <text:p>Innowacja i kreatywność są kluczowe przy rozwiązywaniu skomplikowanych problemów.</text:p>
          </table:table-cell>
          <table:table-cell office:value-type="float" office:value="0.99999994" calcext:value-type="float">
            <text:p>0.99999994</text:p>
          </table:table-cell>
          <table:table-cell office:value-type="float" office:value="1" calcext:value-type="float">
            <text:p>1</text:p>
          </table:table-cell>
          <table:table-cell office:value-type="float" office:value="0.80890155" calcext:value-type="float">
            <text:p>0.80890155</text:p>
          </table:table-cell>
          <table:table-cell office:value-type="float" office:value="0.9961277" calcext:value-type="float">
            <text:p>0.9961277</text:p>
          </table:table-cell>
          <table:table-cell table:number-columns-repeated="2" office:value-type="float" office:value="0.15009983" calcext:value-type="float">
            <text:p>0.15009983</text:p>
          </table:table-cell>
          <table:table-cell/>
        </table:table-row>
        <table:table-row table:style-name="ro1">
          <table:table-cell office:value-type="string" calcext:value-type="string">
            <text:p>Słońce zachodzi na zachodzie.</text:p>
          </table:table-cell>
          <table:table-cell office:value-type="float" office:value="1" calcext:value-type="float">
            <text:p>1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0.9343878" calcext:value-type="float">
            <text:p>0.9343878</text:p>
          </table:table-cell>
          <table:table-cell office:value-type="float" office:value="0.92685926" calcext:value-type="float">
            <text:p>0.92685926</text:p>
          </table:table-cell>
          <table:table-cell table:number-columns-repeated="2" office:value-type="float" office:value="0.05736231" calcext:value-type="float">
            <text:p>0.05736231</text:p>
          </table:table-cell>
          <table:table-cell/>
        </table:table-row>
        <table:table-row table:style-name="ro1">
          <table:table-cell office:value-type="string" calcext:value-type="string">
            <text:p>Lubię czytać książki i słuchać muzyki.</text:p>
          </table:table-cell>
          <table:table-cell office:value-type="float" office:value="1" calcext:value-type="float">
            <text:p>1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0.9676039" calcext:value-type="float">
            <text:p>0.9676039</text:p>
          </table:table-cell>
          <table:table-cell office:value-type="float" office:value="0.96978116" calcext:value-type="float">
            <text:p>0.96978116</text:p>
          </table:table-cell>
          <table:table-cell table:number-columns-repeated="2" office:value-type="float" office:value="0.06995513" calcext:value-type="float">
            <text:p>0.06995513</text:p>
          </table:table-cell>
          <table:table-cell/>
        </table:table-row>
        <table:table-row table:style-name="ro1">
          <table:table-cell office:value-type="string" calcext:value-type="string">
            <text:p>Ćwiczenia są ważne dla utrzymania dobrej kondycji.</text:p>
          </table:table-cell>
          <table:table-cell table:number-columns-repeated="2" office:value-type="float" office:value="1.0000001" calcext:value-type="float">
            <text:p>1.0000001</text:p>
          </table:table-cell>
          <table:table-cell office:value-type="float" office:value="0.90997" calcext:value-type="float">
            <text:p>0.90997</text:p>
          </table:table-cell>
          <table:table-cell office:value-type="float" office:value="0.919191" calcext:value-type="float">
            <text:p>0.919191</text:p>
          </table:table-cell>
          <table:table-cell table:number-columns-repeated="2" office:value-type="float" office:value="0.009884778" calcext:value-type="float">
            <text:p>0.009884778</text:p>
          </table:table-cell>
          <table:table-cell/>
        </table:table-row>
        <table:table-row table:style-name="ro1">
          <table:table-cell office:value-type="string" calcext:value-type="string">
            <text:p>Film otrzymał mieszane recenzje od krytyków.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0.88522583" calcext:value-type="float">
            <text:p>0.88522583</text:p>
          </table:table-cell>
          <table:table-cell office:value-type="float" office:value="0.9663323" calcext:value-type="float">
            <text:p>0.9663323</text:p>
          </table:table-cell>
          <table:table-cell table:number-columns-repeated="2" office:value-type="float" office:value="0.22046837" calcext:value-type="float">
            <text:p>0.22046837</text:p>
          </table:table-cell>
          <table:table-cell/>
        </table:table-row>
        <table:table-row table:style-name="ro1">
          <table:table-cell office:value-type="string" calcext:value-type="string">
            <text:p>Podróże poszerzają horyzonty.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0.6775352" calcext:value-type="float">
            <text:p>0.6775352</text:p>
          </table:table-cell>
          <table:table-cell office:value-type="float" office:value="0.9137102" calcext:value-type="float">
            <text:p>0.9137102</text:p>
          </table:table-cell>
          <table:table-cell table:number-columns-repeated="2" office:value-type="float" office:value="0.034587033" calcext:value-type="float">
            <text:p>0.0345870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4:39:04.836802665</dc:date>
    <meta:editing-duration>PT8M25S</meta:editing-duration>
    <meta:editing-cycles>1</meta:editing-cycles>
    <meta:document-statistic meta:table-count="1" meta:cell-count="7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9cm" svg:y="2.941cm" style:legend-expansion="high" chart:style-name="ch2"/>
        <chart:plot-area chart:style-name="ch3" table:cell-range-address="'embedding-api-results'.B1:'embedding-api-results'.G11" chart:data-source-has-labels="row" svg:x="0.32cm" svg:y="0.18cm" svg:width="11.25cm" svg:height="8.64cm">
          <chart:coordinate-region svg:x="1.2cm" svg:y="0.383cm" svg:width="10.168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mbedding-api-results'.B2:'embedding-api-results'.B11" chart:label-cell-address="'embedding-api-results'.B1:'embedding-api-results'.B1" chart:class="chart:line">
            <chart:data-point chart:repeated="10"/>
          </chart:series>
          <chart:series chart:style-name="ch7" chart:values-cell-range-address="'embedding-api-results'.C2:'embedding-api-results'.C11" chart:label-cell-address="'embedding-api-results'.C1:'embedding-api-results'.C1" chart:class="chart:line">
            <chart:data-point chart:repeated="10"/>
          </chart:series>
          <chart:series chart:style-name="ch8" chart:values-cell-range-address="'embedding-api-results'.D2:'embedding-api-results'.D11" chart:label-cell-address="'embedding-api-results'.D1:'embedding-api-results'.D1" chart:class="chart:line">
            <chart:data-point chart:repeated="10"/>
          </chart:series>
          <chart:series chart:style-name="ch9" chart:values-cell-range-address="'embedding-api-results'.E2:'embedding-api-results'.E11" chart:label-cell-address="'embedding-api-results'.E1:'embedding-api-results'.E1" chart:class="chart:line">
            <chart:data-point chart:repeated="10"/>
          </chart:series>
          <chart:series chart:style-name="ch10" chart:values-cell-range-address="'embedding-api-results'.F2:'embedding-api-results'.F11" chart:label-cell-address="'embedding-api-results'.F1:'embedding-api-results'.F1" chart:class="chart:line">
            <chart:data-point chart:repeated="10"/>
          </chart:series>
          <chart:series chart:style-name="ch11" chart:values-cell-range-address="'embedding-api-results'.G2:'embedding-api-results'.G11" chart:label-cell-address="'embedding-api-results'.G1:'embedding-api-results'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_polish</text:p>
                <draw:g>
                  <svg:desc>'embedding-api-results'.B1:'embedding-api-results'.B1</svg:desc>
                </draw:g>
              </table:table-cell>
              <table:table-cell office:value-type="string">
                <text:p>direct_english</text:p>
                <draw:g>
                  <svg:desc>'embedding-api-results'.C1:'embedding-api-results'.C1</svg:desc>
                </draw:g>
              </table:table-cell>
              <table:table-cell office:value-type="string">
                <text:p>polish_modified</text:p>
                <draw:g>
                  <svg:desc>'embedding-api-results'.D1:'embedding-api-results'.D1</svg:desc>
                </draw:g>
              </table:table-cell>
              <table:table-cell office:value-type="string">
                <text:p>english_modified</text:p>
                <draw:g>
                  <svg:desc>'embedding-api-results'.E1:'embedding-api-results'.E1</svg:desc>
                </draw:g>
              </table:table-cell>
              <table:table-cell office:value-type="string">
                <text:p>polish_to_english</text:p>
                <draw:g>
                  <svg:desc>'embedding-api-results'.F1:'embedding-api-results'.F1</svg:desc>
                </draw:g>
              </table:table-cell>
              <table:table-cell office:value-type="string">
                <text:p>english_to_polish</text:p>
                <draw:g>
                  <svg:desc>'embedding-api-results'.G1:'embedding-api-resul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mbedding-api-results'.B2:'embedding-api-results'.B11</svg:desc>
                </draw:g>
              </table:table-cell>
              <table:table-cell office:value-type="float" office:value="1">
                <text:p>1</text:p>
                <draw:g>
                  <svg:desc>'embedding-api-results'.C2:'embedding-api-results'.C11</svg:desc>
                </draw:g>
              </table:table-cell>
              <table:table-cell office:value-type="float" office:value="0.9710116">
                <text:p>0.9710116</text:p>
                <draw:g>
                  <svg:desc>'embedding-api-results'.D2:'embedding-api-results'.D11</svg:desc>
                </draw:g>
              </table:table-cell>
              <table:table-cell office:value-type="float" office:value="0.9588318">
                <text:p>0.9588318</text:p>
                <draw:g>
                  <svg:desc>'embedding-api-results'.E2:'embedding-api-results'.E11</svg:desc>
                </draw:g>
              </table:table-cell>
              <table:table-cell office:value-type="float" office:value="0.02603647">
                <text:p>0.02603647</text:p>
                <draw:g>
                  <svg:desc>'embedding-api-results'.F2:'embedding-api-results'.F11</svg:desc>
                </draw:g>
              </table:table-cell>
              <table:table-cell office:value-type="float" office:value="0.02603647">
                <text:p>0.02603647</text:p>
                <draw:g>
                  <svg:desc>'embedding-api-results'.G2:'embedding-api-results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001">
                <text:p>1.0000001</text:p>
              </table:table-cell>
              <table:table-cell office:value-type="float" office:value="1.0000001">
                <text:p>1.0000001</text:p>
              </table:table-cell>
              <table:table-cell office:value-type="float" office:value="0.9686935">
                <text:p>0.9686935</text:p>
              </table:table-cell>
              <table:table-cell office:value-type="float" office:value="0.9187345">
                <text:p>0.9187345</text:p>
              </table:table-cell>
              <table:table-cell office:value-type="float" office:value="0.2353598">
                <text:p>0.2353598</text:p>
              </table:table-cell>
              <table:table-cell office:value-type="float" office:value="0.2353598">
                <text:p>0.2353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0001">
                <text:p>1.0000001</text:p>
              </table:table-cell>
              <table:table-cell office:value-type="float" office:value="1">
                <text:p>1</text:p>
              </table:table-cell>
              <table:table-cell office:value-type="float" office:value="0.7476695">
                <text:p>0.7476695</text:p>
              </table:table-cell>
              <table:table-cell office:value-type="float" office:value="0.96090704">
                <text:p>0.96090704</text:p>
              </table:table-cell>
              <table:table-cell office:value-type="float" office:value="-0.007698354">
                <text:p>-0.007698354</text:p>
              </table:table-cell>
              <table:table-cell office:value-type="float" office:value="-0.007698354">
                <text:p>-0.007698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0000001">
                <text:p>1.0000001</text:p>
              </table:table-cell>
              <table:table-cell office:value-type="float" office:value="0.99999994">
                <text:p>0.99999994</text:p>
              </table:table-cell>
              <table:table-cell office:value-type="float" office:value="0.8119613">
                <text:p>0.8119613</text:p>
              </table:table-cell>
              <table:table-cell office:value-type="float" office:value="0.9923155">
                <text:p>0.9923155</text:p>
              </table:table-cell>
              <table:table-cell office:value-type="float" office:value="0.06943755">
                <text:p>0.06943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99994">
                <text:p>0.99999994</text:p>
              </table:table-cell>
              <table:table-cell office:value-type="float" office:value="1">
                <text:p>1</text:p>
              </table:table-cell>
              <table:table-cell office:value-type="float" office:value="0.80890155">
                <text:p>0.80890155</text:p>
              </table:table-cell>
              <table:table-cell office:value-type="float" office:value="0.9961277">
                <text:p>0.9961277</text:p>
              </table:table-cell>
              <table:table-cell office:value-type="float" office:value="0.15009983">
                <text:p>0.15009983</text:p>
              </table:table-cell>
              <table:table-cell office:value-type="float" office:value="0.15009983">
                <text:p>0.15009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0000001">
                <text:p>1.0000001</text:p>
              </table:table-cell>
              <table:table-cell office:value-type="float" office:value="0.9343878">
                <text:p>0.9343878</text:p>
              </table:table-cell>
              <table:table-cell office:value-type="float" office:value="0.92685926">
                <text:p>0.92685926</text:p>
              </table:table-cell>
              <table:table-cell office:value-type="float" office:value="0.05736231">
                <text:p>0.05736231</text:p>
              </table:table-cell>
              <table:table-cell office:value-type="float" office:value="0.05736231">
                <text:p>0.05736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0000001">
                <text:p>1.0000001</text:p>
              </table:table-cell>
              <table:table-cell office:value-type="float" office:value="0.9676039">
                <text:p>0.9676039</text:p>
              </table:table-cell>
              <table:table-cell office:value-type="float" office:value="0.96978116">
                <text:p>0.96978116</text:p>
              </table:table-cell>
              <table:table-cell office:value-type="float" office:value="0.06995513">
                <text:p>0.06995513</text:p>
              </table:table-cell>
              <table:table-cell office:value-type="float" office:value="0.06995513">
                <text:p>0.06995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0001">
                <text:p>1.0000001</text:p>
              </table:table-cell>
              <table:table-cell office:value-type="float" office:value="1.0000001">
                <text:p>1.0000001</text:p>
              </table:table-cell>
              <table:table-cell office:value-type="float" office:value="0.90997">
                <text:p>0.90997</text:p>
              </table:table-cell>
              <table:table-cell office:value-type="float" office:value="0.919191">
                <text:p>0.919191</text:p>
              </table:table-cell>
              <table:table-cell office:value-type="float" office:value="0.009884778">
                <text:p>0.009884778</text:p>
              </table:table-cell>
              <table:table-cell office:value-type="float" office:value="0.009884778">
                <text:p>0.009884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0001">
                <text:p>1.0000001</text:p>
              </table:table-cell>
              <table:table-cell office:value-type="float" office:value="1">
                <text:p>1</text:p>
              </table:table-cell>
              <table:table-cell office:value-type="float" office:value="0.88522583">
                <text:p>0.88522583</text:p>
              </table:table-cell>
              <table:table-cell office:value-type="float" office:value="0.9663323">
                <text:p>0.9663323</text:p>
              </table:table-cell>
              <table:table-cell office:value-type="float" office:value="0.22046837">
                <text:p>0.22046837</text:p>
              </table:table-cell>
              <table:table-cell office:value-type="float" office:value="0.22046837">
                <text:p>0.22046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0001">
                <text:p>1.0000001</text:p>
              </table:table-cell>
              <table:table-cell office:value-type="float" office:value="1">
                <text:p>1</text:p>
              </table:table-cell>
              <table:table-cell office:value-type="float" office:value="0.6775352">
                <text:p>0.6775352</text:p>
              </table:table-cell>
              <table:table-cell office:value-type="float" office:value="0.9137102">
                <text:p>0.9137102</text:p>
              </table:table-cell>
              <table:table-cell office:value-type="float" office:value="0.034587033">
                <text:p>0.034587033</text:p>
              </table:table-cell>
              <table:table-cell office:value-type="float" office:value="0.034587033">
                <text:p>0.034587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